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1">
      <style:paragraph-properties fo:margin-left="0in" fo:margin-right="0in" fo:text-indent="0in" style:auto-text-indent="false"/>
    </style:style>
    <style:style style:name="P5"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Standard" style:list-style-name="L1"/>
    <style:style style:name="P25"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Heading_20_2">
      <style:text-properties style:font-name="Arial1" fo:font-size="14pt" style:font-size-asian="14pt" style:font-size-complex="14pt"/>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Heading_20_1" style:master-page-name="First_20_Page">
      <style:paragraph-properties style:page-number="auto"/>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33% 8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107629392" text:id="ct-2107629392">
          <text:insertion>
            <office:change-info>
              <dc:creator>Bob Jacobsen</dc:creator>
              <dc:date>2012-05-30T06:55:00</dc:date>
            </office:change-info>
          </text:insertion>
        </text:changed-region>
        <text:changed-region xml:id="ct-2107629296" text:id="ct-2107629296">
          <text:insertion>
            <office:change-info>
              <dc:creator>Bob Jacobsen</dc:creator>
              <dc:date>2012-05-30T06:56:00</dc:date>
            </office:change-info>
          </text:insertion>
        </text:changed-region>
        <text:changed-region xml:id="ct2056929360" text:id="ct2056929360">
          <text:insertion>
            <office:change-info>
              <dc:creator>Bob Jacobsen</dc:creator>
              <dc:date>2012-04-22T15:24:00</dc:date>
            </office:change-info>
          </text:insertion>
        </text:changed-region>
        <text:changed-region xml:id="ct2056950128" text:id="ct2056950128">
          <text:insertion>
            <office:change-info>
              <dc:creator>Bob Jacobsen</dc:creator>
              <dc:date>2012-04-22T15:23:00</dc:date>
            </office:change-info>
          </text:insertion>
        </text:changed-region>
        <text:changed-region xml:id="ct-2107632336" text:id="ct-2107632336">
          <text:insertion>
            <office:change-info>
              <dc:creator>Bob Jacobsen</dc:creator>
              <dc:date>2012-04-22T15:22:00</dc:date>
            </office:change-info>
          </text:insertion>
        </text:changed-region>
        <text:changed-region xml:id="ct-2107632208" text:id="ct-2107632208">
          <text:insertion>
            <office:change-info>
              <dc:creator>Bob Jacobsen</dc:creator>
              <dc:date>2012-04-22T15:23:00</dc:date>
            </office:change-info>
          </text:insertion>
        </text:changed-region>
        <text:changed-region xml:id="ct-2107632080" text:id="ct-2107632080">
          <text:insertion>
            <office:change-info>
              <dc:creator>Bob Jacobsen</dc:creator>
              <dc:date>2012-04-22T15:24:00</dc:date>
            </office:change-info>
          </text:insertion>
        </text:changed-region>
        <text:changed-region xml:id="ct-2107631408" text:id="ct-2107631408">
          <text:deletion>
            <office:change-info>
              <dc:creator>Bob Jacobsen</dc:creator>
              <dc:date>2012-05-30T06:55:00</dc:date>
            </office:change-info>
            <text:p text:style-name="Standard">plain ASCII 7</text:p>
          </text:deletion>
        </text:changed-region>
        <text:changed-region xml:id="ct-2107631632" text:id="ct-2107631632">
          <text:insertion>
            <office:change-info>
              <dc:creator>Bob Jacobsen</dc:creator>
              <dc:date>2012-05-30T06:55:00</dc:date>
            </office:change-info>
          </text:insertion>
        </text:changed-region>
        <text:changed-region xml:id="ct-2107630656" text:id="ct-2107630656">
          <text:deletion>
            <office:change-info>
              <dc:creator>Bob Jacobsen</dc:creator>
              <dc:date>2012-05-30T06:55:00</dc:date>
            </office:change-info>
            <text:p text:style-name="Standard">-bit</text:p>
          </text:deletion>
        </text:changed-region>
        <text:changed-region xml:id="ct-2107630272" text:id="ct-2107630272">
          <text:insertion>
            <office:change-info>
              <dc:creator>Bob Jacobsen</dc:creator>
              <dc:date>2012-05-30T06:55:00</dc:date>
            </office:change-info>
          </text:insertion>
        </text:changed-region>
        <text:changed-region xml:id="ct-2107630144" text:id="ct-2107630144">
          <text:deletion>
            <office:change-info>
              <dc:creator>Bob Jacobsen</dc:creator>
              <dc:date>2012-05-30T06:57:00</dc:date>
            </office:change-info>
            <text:p text:style-name="Standard"><text:s/>We want to retain the 0x80 bit in the first byte as a way of eventually indicating other codings. XML strings can start with a UTF BOM (either 0xEF, 0xFF or 0xFE in the 1<text:span text:style-name="T1">st</text:span> byte, since there's no need to support UTF-32BE or UTF-32LE), or the ASCII text for “&lt;?xml” which starts with 0x3C. </text:p>
          </text:deletion>
        </text:changed-region>
        <text:changed-region xml:id="ct-2107628624" text:id="ct-2107628624">
          <text:insertion>
            <office:change-info>
              <dc:creator>Bob Jacobsen</dc:creator>
              <dc:date>2012-05-30T06:57:00</dc:date>
            </office:change-info>
          </text:insertion>
        </text:changed-region>
        <text:changed-region xml:id="ct450107664" text:id="ct450107664">
          <text:insertion>
            <office:change-info>
              <dc:creator>Bob Jacobsen</dc:creator>
              <dc:date>2012-04-22T15:21:00</dc:date>
            </office:change-info>
          </text:insertion>
        </text:changed-region>
        <text:changed-region xml:id="ct450107792" text:id="ct450107792">
          <text:deletion>
            <office:change-info>
              <dc:creator>Bob Jacobsen</dc:creator>
              <dc:date>2012-04-22T15:21:00</dc:date>
            </office:change-info>
            <text:p text:style-name="Standard"><text:s/></text:p>
          </text:deletion>
        </text:changed-region>
        <text:changed-region xml:id="ct450107936" text:id="ct450107936">
          <text:insertion>
            <office:change-info>
              <dc:creator>Bob Jacobsen</dc:creator>
              <dc:date>2012-04-22T15:21:00</dc:date>
            </office:change-info>
          </text:insertion>
        </text:changed-region>
        <text:changed-region xml:id="ct450108064" text:id="ct450108064">
          <text:deletion>
            <office:change-info>
              <dc:creator>Bob Jacobsen</dc:creator>
              <dc:date>2012-04-22T15:21:00</dc:date>
            </office:change-info>
            <text:p text:style-name="Standard">s </text:p>
          </text:deletion>
        </text:changed-region>
        <text:changed-region xml:id="ct450107520" text:id="ct450107520">
          <text:insertion>
            <office:change-info>
              <dc:creator>Bob Jacobsen</dc:creator>
              <dc:date>2012-04-22T15:22:00</dc:date>
            </office:change-info>
          </text:insertion>
        </text:changed-region>
        <text:changed-region xml:id="ct-2107629888" text:id="ct-2107629888">
          <text:insertion>
            <office:change-info>
              <dc:creator>Bob Jacobsen</dc:creator>
              <dc:date>2012-05-14T07:48:00</dc:date>
            </office:change-info>
          </text:insertion>
        </text:changed-region>
        <text:changed-region xml:id="ct450108208" text:id="ct450108208">
          <text:insertion>
            <office:change-info>
              <dc:creator>Bob Jacobsen</dc:creator>
              <dc:date>2012-05-14T07:49:00</dc:date>
            </office:change-info>
          </text:insertion>
        </text:changed-region>
        <text:changed-region xml:id="ct2056943232" text:id="ct2056943232">
          <text:insertion>
            <office:change-info>
              <dc:creator>Bob Jacobsen</dc:creator>
              <dc:date>2012-05-14T07:50:00</dc:date>
            </office:change-info>
          </text:insertion>
        </text:changed-region>
        <text:changed-region xml:id="ct2056943904" text:id="ct2056943904">
          <text:insertion>
            <office:change-info>
              <dc:creator>Bob Jacobsen</dc:creator>
              <dc:date>2012-05-30T07:01:00</dc:date>
            </office:change-info>
          </text:insertion>
        </text:changed-region>
        <text:changed-region xml:id="ct2056947296" text:id="ct2056947296">
          <text:insertion>
            <office:change-info>
              <dc:creator>Bob Jacobsen</dc:creator>
              <dc:date>2012-05-30T07:01:00</dc:date>
            </office:change-info>
          </text:insertion>
        </text:changed-region>
        <text:changed-region xml:id="ct2056947472" text:id="ct2056947472">
          <text:insertion>
            <office:change-info>
              <dc:creator>Bob Jacobsen</dc:creator>
              <dc:date>2012-05-30T07:01:00</dc:date>
            </office:change-info>
          </text:insertion>
        </text:changed-region>
        <text:changed-region xml:id="ct2056947664" text:id="ct2056947664">
          <text:insertion>
            <office:change-info>
              <dc:creator>Bob Jacobsen</dc:creator>
              <dc:date>2012-05-30T07:01:00</dc:date>
            </office:change-info>
          </text:insertion>
        </text:changed-region>
        <text:changed-region xml:id="ct2056947888" text:id="ct2056947888">
          <text:insertion>
            <office:change-info>
              <dc:creator>Bob Jacobsen</dc:creator>
              <dc:date>2012-05-30T07:01:00</dc:date>
            </office:change-info>
          </text:insertion>
        </text:changed-region>
        <text:changed-region xml:id="ct2056948048" text:id="ct2056948048">
          <text:insertion>
            <office:change-info>
              <dc:creator>Bob Jacobsen</dc:creator>
              <dc:date>2012-05-30T07:01:00</dc:date>
            </office:change-info>
          </text:insertion>
        </text:changed-region>
        <text:changed-region xml:id="ct2056948240" text:id="ct2056948240">
          <text:insertion>
            <office:change-info>
              <dc:creator>Bob Jacobsen</dc:creator>
              <dc:date>2012-05-30T07:01:00</dc:date>
            </office:change-info>
          </text:insertion>
        </text:changed-region>
        <text:changed-region xml:id="ct2056948784" text:id="ct2056948784">
          <text:insertion>
            <office:change-info>
              <dc:creator>Bob Jacobsen</dc:creator>
              <dc:date>2012-05-30T07:01:00</dc:date>
            </office:change-info>
          </text:insertion>
        </text:changed-region>
        <text:changed-region xml:id="ct2056948976" text:id="ct2056948976">
          <text:insertion>
            <office:change-info>
              <dc:creator>Bob Jacobsen</dc:creator>
              <dc:date>2012-05-30T07:01:00</dc:date>
            </office:change-info>
          </text:insertion>
        </text:changed-region>
        <text:changed-region xml:id="ct2056948608" text:id="ct2056948608">
          <text:insertion>
            <office:change-info>
              <dc:creator>Bob Jacobsen</dc:creator>
              <dc:date>2012-05-30T07:01:00</dc:date>
            </office:change-info>
          </text:insertion>
        </text:changed-region>
        <text:changed-region xml:id="ct2056950544" text:id="ct2056950544">
          <text:insertion>
            <office:change-info>
              <dc:creator>Bob Jacobsen</dc:creator>
              <dc:date>2012-05-30T07:01:00</dc:date>
            </office:change-info>
          </text:insertion>
        </text:changed-region>
        <text:changed-region xml:id="ct450171952" text:id="ct450171952">
          <text:insertion>
            <office:change-info>
              <dc:creator>Bob Jacobsen</dc:creator>
              <dc:date>2012-05-30T07:01:00</dc:date>
            </office:change-info>
          </text:insertion>
        </text:changed-region>
        <text:changed-region xml:id="ct450169840" text:id="ct450169840">
          <text:insertion>
            <office:change-info>
              <dc:creator>Bob Jacobsen</dc:creator>
              <dc:date>2012-05-30T07:02:00</dc:date>
            </office:change-info>
          </text:insertion>
        </text:changed-region>
        <text:changed-region xml:id="ct450170112" text:id="ct450170112">
          <text:insertion>
            <office:change-info>
              <dc:creator>Bob Jacobsen</dc:creator>
              <dc:date>2012-05-30T07:03:00</dc:date>
            </office:change-info>
          </text:insertion>
        </text:changed-region>
        <text:changed-region xml:id="ct450170656" text:id="ct450170656">
          <text:deletion>
            <office:change-info>
              <dc:creator>Bob Jacobsen</dc:creator>
              <dc:date>2012-05-30T07:03:00</dc:date>
            </office:change-info>
            <text:p text:style-name="Standard">Message Type Indicator</text:p>
          </text:deletion>
        </text:changed-region>
        <text:changed-region xml:id="ct450170240" text:id="ct450170240">
          <text:insertion>
            <office:change-info>
              <dc:creator>Bob Jacobsen</dc:creator>
              <dc:date>2012-05-30T07:03:00</dc:date>
            </office:change-info>
          </text:insertion>
        </text:changed-region>
        <text:changed-region xml:id="ct450173632" text:id="ct450173632">
          <text:deletion>
            <office:change-info>
              <dc:creator>Bob Jacobsen</dc:creator>
              <dc:date>2012-05-30T07:03:00</dc:date>
            </office:change-info>
            <text:p text:style-name="Standard">TI</text:p>
          </text:deletion>
        </text:changed-region>
        <text:changed-region xml:id="ct450173760" text:id="ct450173760">
          <text:insertion>
            <office:change-info>
              <dc:creator>Bob Jacobsen</dc:creator>
              <dc:date>2012-05-30T07:03:00</dc:date>
            </office:change-info>
          </text:insertion>
        </text:changed-region>
        <text:changed-region xml:id="ct450178128" text:id="ct450178128">
          <text:insertion>
            <office:change-info>
              <dc:creator>Bob Jacobsen</dc:creator>
              <dc:date>2012-05-30T07:04:00</dc:date>
            </office:change-info>
          </text:insertion>
        </text:changed-region>
        <text:changed-region xml:id="ct450177936" text:id="ct450177936">
          <text:deletion>
            <office:change-info>
              <dc:creator>Bob Jacobsen</dc:creator>
              <dc:date>2012-05-30T07:04:00</dc:date>
            </office:change-info>
            <text:list xml:id="list761926508" text:style-name="L1">
              <text:list-item>
                <text:p text:style-name="P1"/>
              </text:list-item>
              <text:list-item>
                <text:p text:style-name="P1">Priority group: A number from 0 to 3 that describes the line priority of the message; 0 can be sent before 3.</text:p>
              </text:list-item>
            </text:list>
          </text:deletion>
        </text:changed-region>
        <text:changed-region xml:id="ct450177840" text:id="ct450177840">
          <text:deletion>
            <office:change-info>
              <dc:creator>Bob Jacobsen</dc:creator>
              <dc:date>2012-05-30T07:03:00</dc:date>
            </office:change-info>
            <text:p text:style-name="P2">)</text:p>
          </text:deletion>
        </text:changed-region>
        <text:changed-region xml:id="ct450174688" text:id="ct450174688">
          <text:deletion>
            <office:change-info>
              <dc:creator>Bob Jacobsen</dc:creator>
              <dc:date>2012-05-30T07:00:00</dc:date>
            </office:change-info>
            <text:p text:style-name="P2">where?</text:p>
          </text:deletion>
        </text:changed-region>
        <text:changed-region xml:id="ct450174016" text:id="ct450174016">
          <text:deletion>
            <office:change-info>
              <dc:creator>Bob Jacobsen</dc:creator>
              <dc:date>2012-05-30T07:03:00</dc:date>
            </office:change-info>
            <text:p text:style-name="P2">Simple subset: Whether the message is included in the “simple node subset” (defined </text:p>
          </text:deletion>
        </text:changed-region>
        <text:changed-region xml:id="ct450174512" text:id="ct450174512">
          <text:deletion>
            <office:change-info>
              <dc:creator>Bob Jacobsen</dc:creator>
              <dc:date>2012-05-30T07:04:00</dc:date>
            </office:change-info>
            <text:list xml:id="list470200126" text:continue-numbering="true" text:style-name="L1">
              <text:list-item>
                <text:p text:style-name="P1"/>
              </text:list-item>
              <text:list-item>
                <text:p text:style-name="P1"/>
              </text:list-item>
            </text:list>
          </text:deletion>
        </text:changed-region>
        <text:changed-region xml:id="ct450174368" text:id="ct450174368">
          <text:deletion>
            <office:change-info>
              <dc:creator>Bob Jacobsen</dc:creator>
              <dc:date>2012-05-30T07:02:00</dc:date>
            </office:change-info>
            <text:list xml:id="list113256953" text:continue-numbering="true" text:style-name="L1">
              <text:list-item>
                <text:p text:style-name="P1">Destination address present: Whether this message includes a destination address for a specific node. If no, the message is global.</text:p>
              </text:list-item>
            </text:list>
          </text:deletion>
        </text:changed-region>
        <text:changed-region xml:id="ct450174224" text:id="ct450174224">
          <text:deletion>
            <office:change-info>
              <dc:creator>Bob Jacobsen</dc:creator>
              <dc:date>2012-05-30T07:04:00</dc:date>
            </office:change-info>
            <text:list xml:id="list1038658060" text:continue-numbering="true" text:style-name="L1">
              <text:list-item>
                <text:p text:style-name="P1"/>
              </text:list-item>
              <text:list-item>
                <text:p text:style-name="P1"/>
              </text:list-item>
            </text:list>
          </text:deletion>
        </text:changed-region>
        <text:changed-region xml:id="ct450178032" text:id="ct450178032">
          <text:insertion>
            <office:change-info>
              <dc:creator>Bob Jacobsen</dc:creator>
              <dc:date>2012-05-30T07:04:00</dc:date>
            </office:change-info>
          </text:insertion>
        </text:changed-region>
        <text:changed-region xml:id="ct450178224" text:id="ct450178224">
          <text:deletion>
            <office:change-info>
              <dc:creator>Bob Jacobsen</dc:creator>
              <dc:date>2012-05-30T07:04:00</dc:date>
            </office:change-info>
            <text:p text:style-name="P3">D</text:p>
          </text:deletion>
        </text:changed-region>
        <text:changed-region xml:id="ct450178320" text:id="ct450178320">
          <text:insertion>
            <office:change-info>
              <dc:creator>Bob Jacobsen</dc:creator>
              <dc:date>2012-05-30T07:04:00</dc:date>
            </office:change-info>
          </text:insertion>
        </text:changed-region>
        <text:changed-region xml:id="ct450178416" text:id="ct450178416">
          <text:deletion>
            <office:change-info>
              <dc:creator>Bob Jacobsen</dc:creator>
              <dc:date>2012-05-30T07:04:00</dc:date>
            </office:change-info>
            <text:list xml:id="list31008188" text:continue-numbering="true" text:style-name="L1">
              <text:list-item>
                <text:p text:style-name="P4"/>
              </text:list-item>
              <text:list-item>
                <text:p text:style-name="P5">CAN frame format: Typical CAN frame, including header and data bytes. <text:s/>Source node ID alias is represented by “sss”. <text:s/>Destination node ID alias, if present, is represented by “ddd”.</text:p>
              </text:list-item>
            </text:list>
          </text:deletion>
        </text:changed-region>
        <text:changed-region xml:id="ct415194832" text:id="ct415194832">
          <text:deletion>
            <office:change-info>
              <dc:creator>Bob Jacobsen</dc:creator>
              <dc:date>2012-05-30T07:05:00</dc:date>
            </office:change-info>
            <text:p text:style-name="P6"/>
            <text:p text:style-name="P6">Example:</text:p>
            <text:p text:style-name="P7">Message Type Indicator: 0x32F4</text:p>
            <text:p text:style-name="P7">Destination address present: Yes</text:p>
            <text:p text:style-name="P7">Simple subset: Yes</text:p>
            <text:p text:style-name="P7">Priority group: 1</text:p>
            <text:p text:style-name="P7">Content: Six bytes containing bits identifying the OpenLCB protocols supported by the sending node; see Section 6 below for coding.</text:p>
            <text:p text:style-name="P8">CAN frame format: 0x18dd,dsss 32 E4 vv vv vv vv vv vv</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2056929360"/></text:p>
      <text:p text:style-name="Standard"><text:change-end text:change-id="ct2056929360"/><text:change-start text:change-id="ct2056950128"/>Although <text:change-end text:change-id="ct2056950128"/><text:change-start text:change-id="ct-2107632336"/>“first bit” properly denotes the most-significant bit of the field<text:change-end text:change-id="ct-2107632336"/><text:change-start text:change-id="ct-2107632208"/> being discussed, “second bit” refers to the bit adjacent to the first bit, etc<text:change-end text:change-id="ct-2107632208"/><text:change-start text:change-id="ct-2107632080"/>, it is better to refer to “most significant bit” rather than “first bit”.<text:change-end text:change-id="ct-2107632080"/></text:p>
      <text:p text:style-name="Standard"><text:soft-page-break/>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text:change text:change-id="ct-2107631408"/><text:change-start text:change-id="ct-2107631632"/>UTF-8<text:change-end text:change-id="ct-2107631632"/><text:change text:change-id="ct-2107630656"/> values<text:change-start text:change-id="ct-2107630272"/><text:note text:id="ftn1" text:note-class="footnote"><text:note-citation>1</text:note-citation><text:note-body><text:p text:style-name="Footnote"><text:change-start text:change-id="ct-2107629392"/>C.f. <text:change-end text:change-id="ct-2107629392"/><text:change-start text:change-id="ct-2107629296"/>http://en.wikipedia.org/wiki/UTF-8<text:change-end text:change-id="ct-2107629296"/></text:p></text:note-body></text:note><text:change-end text:change-id="ct-2107630272"/>. <text:change text:change-id="ct-2107630144"/></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change-start text:change-id="ct-2107628624"/></text:p>
      <text:p text:style-name="Standard">Certain standards retain the 0x80 bit in the first byte as a way of eventually indicating other codings, particularly compression of the UTF-8 text. <text:s/>If this is possible, it's specified in <text:span text:style-name="T6">the</text:span> relevant standard. For example, XML strings can start with either <text:span text:style-name="T6">the</text:span> UTF-8 text for “&lt;?xml” which starts with 0x3C, or with a 0x80 followed by an indication of the format of the compressed UFT-8 text that follows. <text:change-end text:change-id="ct-2107628624"/></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text:change-start text:change-id="ct450107664"/>-<text:change-end text:change-id="ct450107664"/><text:change text:change-id="ct450107792"/>bit<text:change-start text:change-id="ct450107936"/> nibbles<text:change-end text:change-id="ct450107936"/><text:change text:change-id="ct450108064"/><text:change-start text:change-id="ct450107520"/> <text:change-end text:change-id="ct450107520"/>in binary (0b1000,0000). Do not put a space after the comma. <text:change-start text:change-id="ct-2107629888"/></text:p>
      <text:p text:style-name="Standard">Byte sequences, including both Unique ID (node ID) and Event ID values, should be shown in dotted-hex format e.g. “01.AB.34.01.CD.E3<text:change-end text:change-id="ct-2107629888"/><text:change-start text:change-id="ct450108208"/>”. It's recommended that leading zeros be provided on output, but not required on input. <text:s/>Dotted-<text:change-end text:change-id="ct450108208"/><text:change-start text:change-id="ct2056943232"/>decimal should not be used unless it's made very clear that that is the case.<text:change-end text:change-id="ct2056943232"/></text:p>
      <text:h text:style-name="Heading_20_2" text:outline-level="2"><text:soft-page-break/>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8" text:outline-level="2"><text:span text:style-name="T7">Presentation of a OpenLCB </text:span><text:span text:style-name="T8">message</text:span></text:h>
      <text:p text:style-name="Standard">OpenLCB messages are described in this format:<text:change-start text:change-id="ct2056943904"/></text:p>
      <text:p text:style-name="Standard"><text:change-end text:change-id="ct205694390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2"><text:change-start text:change-id="ct2056947296"/>Name<text:change-end text:change-id="ct2056947296"/></text:p>
          </table:table-cell>
          <table:table-cell table:style-name="Table3.A1" office:value-type="string">
            <text:p text:style-name="P22"><text:change-start text:change-id="ct2056947472"/>Dest ID<text:change-end text:change-id="ct2056947472"/></text:p>
          </table:table-cell>
          <table:table-cell table:style-name="Table3.A1" office:value-type="string">
            <text:p text:style-name="P22"><text:change-start text:change-id="ct2056947664"/>Simple Node <text:change-end text:change-id="ct2056947664"/></text:p>
          </table:table-cell>
          <table:table-cell table:style-name="Table3.A1" office:value-type="string">
            <text:p text:style-name="P22"><text:change-start text:change-id="ct2056947888"/>Common</text:p>
            <text:p text:style-name="P22">MTI<text:change-end text:change-id="ct2056947888"/></text:p>
          </table:table-cell>
          <table:table-cell table:style-name="Table3.A1" office:value-type="string">
            <text:p text:style-name="P22"><text:change-start text:change-id="ct2056948048"/>CAN format<text:change-end text:change-id="ct2056948048"/></text:p>
          </table:table-cell>
          <table:table-cell table:style-name="Table3.F1" office:value-type="string">
            <text:p text:style-name="P22"><text:change-start text:change-id="ct2056948240"/>Data Content<text:change-end text:change-id="ct2056948240"/></text:p>
          </table:table-cell>
        </table:table-row>
        <table:table-row>
          <table:table-cell table:style-name="Table3.A2" office:value-type="string">
            <text:p text:style-name="P23"/>
          </table:table-cell>
          <table:table-cell table:style-name="Table3.A2" office:value-type="string">
            <text:p text:style-name="P23"><text:change-start text:change-id="ct2056948784"/>N<text:change-end text:change-id="ct2056948784"/></text:p>
          </table:table-cell>
          <table:table-cell table:style-name="Table3.A2" office:value-type="string">
            <text:p text:style-name="P23"><text:change-start text:change-id="ct2056948976"/>N<text:change-end text:change-id="ct2056948976"/></text:p>
          </table:table-cell>
          <table:table-cell table:style-name="Table3.A2" office:value-type="string">
            <text:p text:style-name="P23"><text:change-start text:change-id="ct2056948608"/>0x0000<text:change-end text:change-id="ct2056948608"/></text:p>
          </table:table-cell>
          <table:table-cell table:style-name="Table3.A2" office:value-type="string">
            <text:p text:style-name="P23"><text:change-start text:change-id="ct2056950544"/>0x1800,0sss<text:change-end text:change-id="ct2056950544"/></text:p>
          </table:table-cell>
          <table:table-cell table:style-name="Table3.F2" office:value-type="string">
            <text:p text:style-name="P23"/>
          </table:table-cell>
        </table:table-row>
      </table:table>
      <text:p text:style-name="Standard"><text:change-start text:change-id="ct450171952"/></text:p>
      <text:list xml:id="list1663133373" text:continue-numbering="true" text:style-name="L1">
        <text:list-item>
          <text:p text:style-name="P24"><text:change-end text:change-id="ct450171952"/><text:change-start text:change-id="ct450169840"/>Name: Standard name of the message.</text:p>
        </text:list-item>
        <text:list-item>
          <text:p text:style-name="P24">Dest ID: Whether this message includes <text:span text:style-name="T6">a destination address for a specific node. If no, the message is global.</text:span></text:p>
        </text:list-item>
        <text:list-item>
          <text:p text:style-name="P24">Event ID: Whether this message includes <text:span text:style-name="T6">an Event ID.</text:span><text:change-end text:change-id="ct450169840"/><text:change-start text:change-id="ct450170112"/></text:p>
        </text:list-item>
        <text:list-item>
          <text:p text:style-name="P1">Simple Node: Whether the message is included in the “simple node subset” (defined in the Message Networking TN).<text:change-end text:change-id="ct450170112"/></text:p>
        </text:list-item>
        <text:list-item>
          <text:p text:style-name="P24"><text:change text:change-id="ct450170656"/><text:change-start text:change-id="ct450170240"/>Common MTI<text:change-end text:change-id="ct450170240"/>: The 16-bit value, typically in hex notation, of the full M<text:change text:change-id="ct450173632"/><text:change-start text:change-id="ct450173760"/>essage Type Indicator.<text:change-end text:change-id="ct450173760"/><text:change-start text:change-id="ct450178128"/></text:p>
        </text:list-item>
        <text:list-item>
          <text:p text:style-name="P1"><text:change-end text:change-id="ct450178128"/><text:change text:change-id="ct450177936"/><text:change text:change-id="ct450177840"/><text:change text:change-id="ct450174688"/><text:change text:change-id="ct450174016"/><text:change text:change-id="ct450174512"/><text:change text:change-id="ct450174368"/><text:change text:change-id="ct450174224"/><text:change-start text:change-id="ct450178032"/>CAN format: Typical CAN frame representation of the MTI, including header and data byte if present. <text:s/>Source node ID alias is represented by “sss”. <text:s/>Destination node ID alias, if present, is represented by “ddd”.</text:p>
        </text:list-item>
        <text:list-item>
          <text:p text:style-name="P4">Data <text:change-end text:change-id="ct450178032"/>Content: <text:change text:change-id="ct450178224"/><text:change-start text:change-id="ct450178320"/>Summary d<text:change-end text:change-id="ct450178320"/>escription of data bytes, if any, included after fixed fields such as MTI and destination address.<text:change text:change-id="ct450178416"/></text:p>
        </text:list-item>
      </text:list>
      <text:p text:style-name="P6">Note that this information is not completely independent. <text:s/>The MTI value depends on simple subset, priority subgroup, etc, values. We present the full set, at some risk of inconsistency, to make it easier to understand the containing Standard.</text:p>
      <text:p text:style-name="P6">For more information, see the various “Message Networking” Standards and Technical Notes.<text:change text:change-id="ct415194832"/></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text:tab/>1</text:p>
          <text:p text:style-name="P31"><text:s/>2 Data<text:tab/>1</text:p>
          <text:p text:style-name="P29"><text:s/>2.1 Numerical representation<text:tab/>1</text:p>
          <text:p text:style-name="P29"><text:s/>2.2 Byte sequences<text:tab/>1</text:p>
          <text:p text:style-name="P29"><text:s/>2.3 Bit sequences<text:tab/>1</text:p>
          <text:p text:style-name="P29"><text:s/>2.4 Strings<text:tab/>2</text:p>
          <text:p text:style-name="P31"><text:s/>3 Presentation<text:tab/>2</text:p>
          <text:p text:style-name="P29"><text:s/>3.1 Presentation of CAN Quantities<text:tab/>3</text:p>
          <text:p text:style-name="P29"><text:s/>3.2 Presentation of a OpenLCB message<text:tab/>3</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30T07:08:48">5/30/2012</text:date></text:span></text:span></text:p>
      </style:footer>
    </style:master-page>
    <style:master-page style:name="First_20_Page" style:display-name="First Page" style:page-layout-name="Mpm2" style:next-style-name="Standard">
      <style:header>
        <text:tracked-changes>
          <text:changed-region xml:id="ct2017670032" text:id="ct2017670032">
            <text:deletion>
              <office:change-info>
                <dc:creator>Bob Jacobsen</dc:creator>
                <dc:date>2012-05-28T16:51:00</dc:date>
              </office:change-info>
              <text:p text:style-name="MP7">Preliminary</text:p>
            </text:deletion>
          </text:changed-region>
          <text:changed-region xml:id="ct376026000" text:id="ct376026000">
            <text:insertion>
              <office:change-info>
                <dc:creator>Bob Jacobsen</dc:creator>
                <dc:date>2012-05-28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30T07:08:48">May 30, 2012</text:date></text:p>
            </table:table-cell>
            <table:table-cell table:style-name="Table1.C1" office:value-type="string">
              <text:p text:style-name="MP7"><text:change text:change-id="ct2017670032"/><text:change-start text:change-id="ct376026000"/>Draft<text:change-end text:change-id="ct37602600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30T07:08:49">5/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4</meta:editing-cycles>
    <meta:editing-duration>PT13H16M4S</meta:editing-duration>
    <meta:generator>OpenOffice.org/3.3$Unix OpenOffice.org_project/330m20$Build-9567</meta:generator>
    <dc:date>2012-05-30T07:08:48</dc:date>
    <dc:creator>Bob Jacobsen</dc:creator>
    <meta:keyword>Common Information</meta:keyword>
    <meta:document-statistic meta:table-count="2" meta:image-count="1" meta:object-count="0" meta:page-count="4" meta:paragraph-count="99" meta:word-count="1299" meta:character-count="7759"/>
    <meta:user-defined meta:name="Info 1"/>
    <meta:user-defined meta:name="Info 2"/>
    <meta:user-defined meta:name="Info 3"/>
    <meta:user-defined meta:name="Info 4"/>
  </office:meta>
</office:document-meta>
</file>